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4C60000013D6BC7A060990E6277.png" manifest:media-type="image/png"/>
  <manifest:file-entry manifest:full-path="Pictures/10000C1A0000697800001B5854C54C2E3A3C6CF3.wmf" manifest:media-type="image/x-wm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1c0ecb"/>
    </style:style>
    <style:style style:name="P2" style:family="paragraph" style:parent-style-name="Header">
      <style:text-properties fo:language="ru" fo:country="RU" officeooo:rsid="0016cd48" officeooo:paragraph-rsid="001c0ecb"/>
    </style:style>
    <style:style style:name="P3" style:family="paragraph" style:parent-style-name="Header">
      <style:paragraph-properties fo:text-align="end" style:justify-single-word="false"/>
      <style:text-properties officeooo:rsid="001b0b1b" officeooo:paragraph-rsid="001b0b1b"/>
    </style:style>
    <style:style style:name="P4" style:family="paragraph" style:parent-style-name="Header">
      <style:paragraph-properties fo:text-align="end" style:justify-single-word="false"/>
      <style:text-properties officeooo:paragraph-rsid="001862f0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109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cm" fo:margin-bottom="0.109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cm" fo:margin-right="0cm" fo:margin-top="0.499cm" fo:margin-bottom="0cm" loext:contextual-spacing="false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c0ecb"/>
    </style:style>
    <style:style style:name="MP2" style:family="paragraph" style:parent-style-name="Header">
      <style:text-properties fo:language="ru" fo:country="RU" officeooo:rsid="0016cd48" officeooo:paragraph-rsid="001c0ecb"/>
    </style:style>
    <style:style style:name="MP3" style:family="paragraph" style:parent-style-name="Header">
      <style:paragraph-properties fo:text-align="end" style:justify-single-word="false"/>
      <style:text-properties officeooo:rsid="001b0b1b" officeooo:paragraph-rsid="001b0b1b"/>
    </style:style>
    <style:style style:name="MP4" style:family="paragraph" style:parent-style-name="Header">
      <style:paragraph-properties fo:text-align="end" style:justify-single-word="false"/>
      <style:text-properties officeooo:paragraph-rsid="001862f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language="ru" fo:country="RU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71cm" fo:margin-bottom="0.993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09cm" fo:margin-left="0cm" fo:margin-right="0cm" fo:margin-bottom="0.499cm" fo:border="none" fo:padding="0.049cm" fo:background-color="transparent" style:dynamic-spacing="true" draw:fill="none" draw:fill-color="#729fcf"/>
      </style:header-style>
      <style:footer-style>
        <style:header-footer-properties svg:height="1.589cm" fo:margin-left="0cm" fo:margin-right="0cm" fo:margin-top="0.5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char" svg:y="0.002cm" svg:width="6.445cm" svg:height="1.672cm" draw:z-index="1"><draw:image xlink:href="Pictures/10000C1A0000697800001B5854C54C2E3A3C6CF3.wmf" xlink:type="simple" xlink:show="embed" xlink:actuate="onLoad" loext:mime-type="image/x-wmf"/><draw:image xlink:href="Pictures/10000201000004C60000013D6BC7A060990E6277.png" xlink:type="simple" xlink:show="embed" xlink:actuate="onLoad" loext:mime-type="image/png"/></draw:frame></text:p>
        <text:p text:style-name="MP1"/>
        <text:p text:style-name="MP2"/>
      </style:header>
      <loext:header-first>
        <text:p text:style-name="MP3"><draw:frame draw:style-name="Mfr2" draw:name="Image1" text:anchor-type="char" svg:x="0cm" svg:y="0.09cm" svg:width="6.445cm" svg:height="1.672cm" draw:z-index="0"><draw:image xlink:href="Pictures/10000C1A0000697800001B5854C54C2E3A3C6CF3.wmf" xlink:type="simple" xlink:show="embed" xlink:actuate="onLoad" loext:mime-type="image/x-wmf"/><draw:image xlink:href="Pictures/10000201000004C60000013D6BC7A060990E6277.png" xlink:type="simple" xlink:show="embed" xlink:actuate="onLoad" loext:mime-type="image/png"/></draw:frame>ООО “Гринэйр”</text:p>
        <text:p text:style-name="MP4">127238, Москва, <text:span text:style-name="MT1">Ильменский</text:span> проезд, 7А</text:p>
        <text:p text:style-name="MP4">+7 (495) 580-30-21</text:p>
        <text:p text:style-name="MP3">info@greenair.ru</text:p>
      </loext:header-first>
      <style:footer>
        <text:p text:style-name="MP5"><text:page-number text:select-page="current">2</text:page-number><text:s/></text:p>
      </style:footer>
      <loext:footer-first>
        <text:p text:style-name="MP5"><text:page-number text:select-page="current">1</text:page-number><text:s/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4.2$Linux_X86_64 LibreOffice_project/3d775be2011f3886db32dfd395a6a6d1ca2630ff</meta:generator>
    <dc:date>2020-06-26T13:36:35.023908516</dc:date>
    <meta:editing-duration>P1DT1H54M6S</meta:editing-duration>
    <meta:editing-cycles>8</meta:editing-cycles>
    <meta:document-statistic meta:table-count="0" meta:image-count="2" meta:object-count="0" meta:page-count="2" meta:paragraph-count="7" meta:word-count="15" meta:character-count="100" meta:non-whitespace-character-count="90"/>
  </office:meta>
</office:document-meta>
</file>